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2"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P3"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T1" style:family="text">
      <style:text-properties fo:font-variant="normal" fo:text-transform="none" fo:color="#4a4a4a" style:font-name="Open Sans" fo:font-size="12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crum Ceremonies</text:h>
      <text:p text:style-name="P3">The Scrum process defines a series of repeated events, or ceremonies that take place at regular intervals. These ceremonies are designed to help teams operate the Scrum process to fidelity. By following these ceremonies, teams will have a much higher rate of success in implementing Scrum.</text:p>
      <text:p text:style-name="Horizontal_20_Line"/>
      <text:h text:style-name="P1" text:outline-level="2">Scrum Workflow</text:h>
      <text:p text:style-name="P4"><text:span text:style-name="T1">The Scrum workflow structure is based on establishing a cadence of Potentially Shippable Increments (PSI) within a set timeframe. It is essential that the team respects the concept of </text:span><text:span text:style-name="Emphasis"><text:span text:style-name="T1">Timeboxing</text:span></text:span><text:span text:style-name="T1"> and are committed to delivering PSI within the allotted timebox. Although the duration of the timebox, referred to as the </text:span><text:span text:style-name="Emphasis"><text:span text:style-name="T1">Sprint</text:span></text:span><text:span text:style-name="T1">, is negotiable, the duration should not be changed mid-sprint.</text:span></text:p>
      <text:p text:style-name="P4"><text:span text:style-name="T1">In other words, if the team initially commits to a 2-week Sprint, and key tasks are not complete, the sprint should not be extended. Instead, the tasks which </text:span><text:span text:style-name="Emphasis"><text:span text:style-name="T1">are</text:span></text:span><text:span text:style-name="T1"> completed should ship, and the rest should be moved to the next 2-week Sprint.</text:span></text:p>
      <text:p text:style-name="P3">This structure avoids scope creep, enables the team to focus on the task at hand, and enforces that the Product owner does not extend or communicate unreasonable expectations to the team.</text:p>
      <text:p text:style-name="Horizontal_20_Line"/>
      <text:h text:style-name="P1" text:outline-level="2">Sprint Planning</text:h>
      <text:p text:style-name="P4"><text:span text:style-name="T1">The Sprint begins with a full team meeting called </text:span><text:span text:style-name="Emphasis"><text:span text:style-name="T1">Sprint Planning</text:span></text:span><text:span text:style-name="T1"> in which the team determines and commits the User Stories (Tasks) which will be completed within the sprint.</text:span></text:p>
      <text:p text:style-name="P3">Before this meeting, the Product Owner would have already groomed the product backlog, so the team can begin selecting the stories at the top of the backlog and assigning them to the upcoming sprint.</text:p>
      <text:p text:style-name="P3"><text:soft-page-break/>During the Sprint Planning, the team will review their velocity from prior sprints to set a story point budget and then begin.</text:p>
      <text:p text:style-name="Horizontal_20_Line"/>
      <text:h text:style-name="P1" text:outline-level="2">Daily Standup</text:h>
      <text:p text:style-name="P3">To facilitate transparency, Scrum teams meet daily for what is referred to as the Daily Standup. This status meeting is intended to be as brief as possible, typically under 15 minutes and requires each team member to answer three questions to the group:</text:p>
      <text:list xml:id="list2541673879" text:style-name="L1">
        <text:list-item>
          <text:p text:style-name="P5">What did you do yesterday?</text:p>
        </text:list-item>
        <text:list-item>
          <text:p text:style-name="P5">What do you plan to do today?</text:p>
        </text:list-item>
        <text:list-item>
          <text:p text:style-name="P5">What impediments are in your way?</text:p>
        </text:list-item>
      </text:list>
      <text:p text:style-name="P3">By answering these three questions, the team can quickly meet and determine how best to focus for the coming day. It keeps communication lines clear and keeps the team productive. By promoting it as a 'standing' meeting, the team is more likely to respect the 15-minute duration.</text:p>
      <text:p text:style-name="Horizontal_20_Line"/>
      <text:h text:style-name="P1" text:outline-level="2">Sprint Review and Retrospective</text:h>
      <text:p text:style-name="P3">At the end of each Sprint, the team should hold a Review and Retrospective session. During this meeting, the team is given an opportunity to discuss their experience over the prior sprint, to share successes and challenges, and to demonstrate noteworthy functionality. After the Review segment, the team holds a Retrospective, where they discuss what went well over the prior sprint, and what can be improved. Suggested improvements are documented, and the team discusses tactics for improving productivity in the coming sprint.</text:p>
      <text:p text:style-name="Horizontal_20_Line"/>
      <text:h text:style-name="P1" text:outline-level="2"><text:soft-page-break/>Backlog Grooming</text:h>
      <text:p text:style-name="P3">An optional extension to the traditional Scrum ceremonies is the Backlog Grooming meeting. Often, the Product Owner may need assistance in documenting and prioritizing the product backlog. This is especially valuable during the early stages and architectural design phases, wherein the development team often has an agenda of their own in building out the foundational architecture. When desired, Scrum teams should consider adding a Backlog Grooming meeting prior to sprint plann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9:01.011000000</meta:creation-date>
    <dc:date>2021-04-10T16:59:42.063000000</dc:date>
    <meta:editing-duration>PT41S</meta:editing-duration>
    <meta:editing-cycles>1</meta:editing-cycles>
    <meta:document-statistic meta:table-count="0" meta:image-count="0" meta:object-count="0" meta:page-count="3" meta:paragraph-count="20" meta:word-count="543" meta:character-count="3341" meta:non-whitespace-character-count="2821"/>
    <meta:generator>Neat_Office/6.2.8.2$Windows_x86 LibreOffice_project/</meta:generator>
  </office:meta>
</office:document-meta>
</file>